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298.9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8">00/00/0000</text:date>, <text:time style:data-style-name="N2" text:time-value="13:11:28.009416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8-18T13:13:07.415399244</dc:date>
    <meta:editing-duration>P1DT6H3M3S</meta:editing-duration>
    <meta:editing-cycles>20</meta:editing-cycles>
    <meta:generator>LibreOffice/5.4.0.3$Linux_X86_64 LibreOffice_project/40m0$Build-3</meta:generator>
    <meta:document-statistic meta:table-count="1" meta:cell-count="190" meta:object-count="0"/>
  </office:meta>
</office:document-meta>
</file>